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4cm" fo:min-width="4.13cm"/>
    </style:style>
    <style:style style:name="gr2" style:family="graphic" style:parent-style-name="standard">
      <style:graphic-properties draw:textarea-horizontal-align="justify" draw:textarea-vertical-align="middle" draw:auto-grow-height="false" fo:min-height="2.806cm" fo:min-width="4.038cm"/>
    </style:style>
    <style:style style:name="gr3" style:family="graphic" style:parent-style-name="standard">
      <style:graphic-properties draw:textarea-horizontal-align="justify" draw:textarea-vertical-align="middle" draw:auto-grow-height="false" fo:min-height="2.992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2.806cm" fo:min-width="3.39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2.622cm" fo:min-width="4.87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Diamond_20_unfilled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5.75cm" fo:min-width="9.7cm"/>
    </style:style>
    <style:style style:name="gr9" style:family="graphic" style:parent-style-name="standard">
      <style:graphic-properties draw:textarea-horizontal-align="justify" draw:textarea-vertical-align="middle" draw:auto-grow-height="false" fo:min-height="3.71cm" fo:min-width="3.956cm"/>
    </style:style>
    <style:style style:name="gr10" style:family="graphic" style:parent-style-name="standard">
      <style:graphic-properties draw:textarea-vertical-align="middle" draw:auto-grow-height="false" fo:min-height="2.251cm" fo:min-width="2.901cm"/>
    </style:style>
    <style:style style:name="gr11" style:family="graphic" style:parent-style-name="standard">
      <style:graphic-properties draw:textarea-vertical-align="middle" draw:auto-grow-height="false" fo:min-height="2.853cm" fo:min-width="3.259cm"/>
    </style:style>
    <style:style style:name="gr12" style:family="graphic" style:parent-style-name="standard">
      <style:graphic-properties draw:textarea-vertical-align="middle" draw:auto-grow-height="false" fo:min-height="2.793cm" fo:min-width="4.522cm"/>
    </style:style>
    <style:style style:name="gr13" style:family="graphic" style:parent-style-name="standard">
      <style:graphic-properties draw:textarea-vertical-align="middle" draw:auto-grow-height="false" fo:min-height="2.835cm" fo:min-width="4.214cm"/>
    </style:style>
    <style:style style:name="gr14" style:family="graphic" style:parent-style-name="standard">
      <style:graphic-properties draw:textarea-horizontal-align="justify" draw:textarea-vertical-align="middle" draw:auto-grow-height="false" fo:min-height="1.306cm" fo:min-width="1.692cm"/>
    </style:style>
    <style:style style:name="gr15" style:family="graphic" style:parent-style-name="standard">
      <style:graphic-properties draw:textarea-vertical-align="middle" draw:auto-grow-height="false" fo:min-height="2.551cm" fo:min-width="4.501cm"/>
    </style:style>
    <style:style style:name="gr16" style:family="graphic" style:parent-style-name="standard">
      <style:graphic-properties draw:textarea-vertical-align="middle" draw:auto-grow-height="false" fo:min-height="5.37cm" fo:min-width="4.74cm"/>
    </style:style>
    <style:style style:name="gr17" style:family="graphic" style:parent-style-name="standard">
      <style:graphic-properties draw:textarea-horizontal-align="justify" draw:textarea-vertical-align="middle" draw:auto-grow-height="false" fo:min-height="1.448cm" fo:min-width="1.26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306cm" fo:min-width="4.16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518cm" fo:min-width="3.95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48cm" fo:min-width="4.52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518cm" fo:min-width="4.734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378cm" fo:min-width="4.73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236cm" fo:min-width="4.23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165cm" fo:min-width="3.9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solid" draw:fill-color="#ffff99"/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5cm" svg:height="4cm" svg:x="1.7cm" svg:y="10.3cm">
          <text:p text:style-name="P1">Controle Carga</text:p>
          <text:p text:style-name="P1">FMA – Seleção -</text:p>
          <text:p text:style-name="P1">et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4.9cm" svg:height="3.3cm" svg:x="7cm" svg:y="16.7cm">
          <text:p text:style-name="P1">Historic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4" draw:id="id4" draw:layer="layout" svg:width="5.4cm" svg:height="3.5cm" svg:x="1.4cm" svg:y="2.1cm">
          <text:p text:style-name="P1">Unidade de Carga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5" draw:id="id5" draw:layer="layout" svg:width="4.2cm" svg:height="3.3cm" svg:x="6.8cm" svg:y="6cm">
          <text:p text:style-name="P1">TGResum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xml:id="id2" draw:id="id2" draw:layer="layout" svg:width="5.8cm" svg:height="3.1cm" svg:x="8cm" svg:y="10.8cm">
          <text:p text:style-name="P2"><text:span text:style-name="T1">Mercante</text:span></text:p>
          <text:p text:style-name="P2">DI</text:p>
          <text:p text:style-name="P2">DUE</text:p>
          <text:p text:style-name="P2">DTA</text:p>
          <text:p text:style-name="P2">Outro?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6.7cm" svg:y1="12.3cm" svg:x2="8cm" svg:y2="12.35cm" draw:start-shape="id1" draw:start-glue-point="7" draw:end-shape="id2" draw:end-glue-point="5" svg:d="M6700 12300h651v50h649" svg:viewBox="0 0 1301 51">
          <text:p/>
        </draw:connector>
        <draw:connector draw:style-name="gr7" draw:text-style-name="P1" draw:layer="layout" svg:x1="4.2cm" svg:y1="14.3cm" svg:x2="9.45cm" svg:y2="16.7cm" draw:start-shape="id1" draw:start-glue-point="6" draw:end-shape="id3" svg:d="M4200 14300v1201h5250v1199" svg:viewBox="0 0 5251 2401">
          <text:p/>
        </draw:connector>
        <draw:connector draw:style-name="gr7" draw:text-style-name="P1" draw:layer="layout" svg:x1="4.2cm" svg:y1="10.3cm" svg:x2="4.1cm" svg:y2="5.6cm" draw:start-shape="id1" draw:end-shape="id4" svg:d="M4200 10300v-2349h-100v-2351" svg:viewBox="0 0 101 4701">
          <text:p/>
        </draw:connector>
        <draw:connector draw:style-name="gr6" draw:text-style-name="P1" draw:layer="layout" svg:x1="4.2cm" svg:y1="10.3cm" svg:x2="6.8cm" svg:y2="7.65cm" draw:start-shape="id1" draw:start-glue-point="4" draw:end-shape="id5" draw:end-glue-point="5" svg:d="M4200 10300v-2650h2600" svg:viewBox="0 0 2601 2651">
          <text:p/>
        </draw:connector>
        <draw:custom-shape draw:style-name="gr3" draw:text-style-name="P1" xml:id="id7" draw:id="id7" draw:layer="layout" svg:width="5.4cm" svg:height="3.5cm" svg:x="10.4cm" svg:y="1.9cm">
          <text:p text:style-name="P1">RV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4.9cm" svg:height="3.3cm" svg:x="1.6cm" svg:y="20.5cm">
          <text:p text:style-name="P1">Process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4.2cm" svg:y1="14.3cm" svg:x2="4.05cm" svg:y2="20.5cm" draw:end-shape="id6" svg:d="M4200 14300v2850h-150v3350" svg:viewBox="0 0 151 6201">
          <text:p/>
        </draw:connector>
        <draw:connector draw:style-name="gr6" draw:text-style-name="P1" draw:layer="layout" svg:x1="6.8cm" svg:y1="3.85cm" svg:x2="10.4cm" svg:y2="3.65cm" draw:start-shape="id4" draw:start-glue-point="7" draw:end-shape="id7" draw:end-glue-point="5" svg:d="M6800 3850h1801v-200h1799" svg:viewBox="0 0 3601 201">
          <text:p/>
        </draw:connector>
        <draw:custom-shape draw:style-name="gr3" draw:text-style-name="P1" xml:id="id8" draw:id="id8" draw:layer="layout" svg:width="5.4cm" svg:height="3.5cm" svg:x="13cm" svg:y="6.1cm">
          <text:p text:style-name="P1">ItemT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11cm" svg:y1="7.65cm" svg:x2="13cm" svg:y2="7.85cm" draw:start-shape="id5" draw:start-glue-point="7" draw:end-shape="id8" draw:end-glue-point="5" svg:d="M11000 7650h1001v200h999" svg:viewBox="0 0 2001 201">
          <text:p/>
        </draw:connector>
        <draw:custom-shape draw:style-name="gr8" draw:text-style-name="P4" draw:layer="layout" svg:width="10.2cm" svg:height="6cm" svg:x="9.1cm" svg:y="22.3cm">
          <text:p text:style-name="P1"><text:span text:style-name="T2">KISS</text:span></text:p>
          <text:p text:style-name="P1"><text:span text:style-name="T2"/></text:p>
          <text:p text:style-name="P1"><text:span text:style-name="T2">YAGN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9" draw:text-style-name="P1" draw:layer="layout" svg:width="6.3cm" svg:height="5.6cm" svg:x="1.3cm" svg:y="3.6cm">
          <text:p text:style-name="P1">Ação</text:p>
          <text:p text:style-name="P1">de Controle de Car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4cm" svg:height="2.5cm" draw:transform="rotate (2.19475153438287) translate (8.806cm 16.72cm)">
          <text:p/>
          <draw:enhanced-geometry svg:viewBox="0 0 21600 21600" draw:text-areas="0 0 21600 21600" draw:mirror-horizontal="false" draw:mirror-vertical="false" draw:type="circular-arrow" draw:modifiers="180 -65.9766160782194 8354.0180549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3.4cm" svg:height="2.5cm" draw:transform="rotate (-1.11194926644559) translate (12.976cm 4.744cm)">
          <text:p/>
          <draw:enhanced-geometry svg:viewBox="0 0 21600 21600" draw:text-areas="0 0 21600 21600" draw:type="circular-arrow" draw:modifiers="180 -51.5506937714443 7747.055145178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3.758cm" svg:height="3.102cm" draw:transform="rotate (0.579623844587317) translate (10.156cm 11.758cm)">
          <text:p/>
          <draw:enhanced-geometry svg:viewBox="0 0 21600 21600" draw:text-areas="0 0 21600 21600" draw:type="circular-arrow" draw:modifiers="180 -79.599661687636 8003.708810681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5.021cm" svg:height="3.042cm" draw:transform="rotate (-0.555712833834994) translate (15.235cm 8.5cm)">
          <text:p/>
          <draw:enhanced-geometry svg:viewBox="0 0 21600 21600" draw:text-areas="0 0 21600 21600" draw:type="circular-arrow" draw:modifiers="-116.637862963291 -35.0419618987986 8692.80888310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4.713cm" svg:height="3.084cm" draw:transform="rotate (-2.25705978867907) translate (16.486cm 11.554cm)">
          <text:p/>
          <draw:enhanced-geometry svg:viewBox="0 0 21600 21600" draw:text-areas="0 0 21600 21600" draw:type="circular-arrow" draw:modifiers="180 -65.9766160782194 8354.0180549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3.1cm" svg:height="2.2cm" svg:x="8.635cm" svg:y="4.3cm">
          <text:p text:style-name="P1">Inici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1cm" svg:height="2.2cm" svg:x="16.335cm" svg:y="12.5cm">
          <text:p text:style-name="P1">Arquiv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1cm" svg:height="2.2cm" svg:x="5.335cm" svg:y="12cm">
          <text:p text:style-name="P1">Concluí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1cm" svg:height="2.2cm" svg:x="10.835cm" svg:y="14.1cm">
          <text:p text:style-name="P1">Suspens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3.1cm" svg:height="2.2cm" svg:x="12.335cm" svg:y="8.2cm">
          <text:p text:style-name="P1">At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cm" svg:height="2.8cm" svg:x="13.235cm" svg:y="14.5cm">
          <text:p/>
          <draw:enhanced-geometry svg:viewBox="0 0 21600 21600" draw:text-areas="0 0 21600 21600" draw:mirror-vertical="true" draw:type="circular-arrow" draw:modifiers="-159.195831375667 -3.5742188596076 9215.525774386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5.24cm" svg:height="5.619cm" draw:transform="rotate (-2.93075687994888) translate (13.9cm 14.099cm)">
          <text:p/>
          <draw:enhanced-geometry svg:viewBox="0 0 21600 21600" draw:text-areas="0 0 21600 21600" draw:mirror-vertical="true" draw:type="circular-arrow" draw:modifiers="-91.9852656602883 -12.0225234119327 9403.413606758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3" draw:style-name="dp1" draw:master-page-name="Padrão">
        <draw:custom-shape draw:style-name="gr17" draw:text-style-name="P1" draw:layer="layout" svg:width="2.5cm" svg:height="2.4cm" svg:x="2cm" svg:y="2.5cm">
          <text:p text:style-name="P1"/>
          <text:p text:style-name="P1"/>
          <text:p text:style-name="P1"/>
          <text:p text:style-name="P1"/>
          <text:p text:style-name="P1"/>
          <text:p text:style-name="P1">Usuário comum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5" draw:layer="layout" svg:width="6.6cm" svg:height="2.2cm" svg:x="6.7cm" svg:y="1.6cm">
          <text:p text:style-name="P1">Registra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6.3cm" svg:height="2.5cm" svg:x="7cm" svg:y="3.9cm">
          <text:p text:style-name="P1">Movimen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7.1cm" svg:height="2.4cm" svg:x="4.4cm" svg:y="17.3cm">
          <text:p text:style-name="P1">Registra R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7.4cm" svg:height="2.5cm" svg:x="4.4cm" svg:y="20cm">
          <text:p text:style-name="P1">Informa 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7.4cm" svg:height="2.3cm" svg:x="4.2cm" svg:y="23.1cm">
          <text:p text:style-name="P1">Arqu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6.7cm" svg:height="2.1cm" svg:x="4.7cm" svg:y="14.8cm">
          <text:p text:style-name="P1">Edita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5cm" svg:height="2.4cm" svg:x="15.7cm" svg:y="13.8cm">
          <text:p text:style-name="P1"/>
          <text:p text:style-name="P1"/>
          <text:p text:style-name="P1"/>
          <text:p text:style-name="P1"/>
          <text:p text:style-name="P1"/>
          <text:p text:style-name="P1">Supervis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" draw:layer="layout" svg:width="2.5cm" svg:height="2.4cm" svg:x="16.1cm" svg:y="17.6cm">
          <text:p text:style-name="P1"/>
          <text:p text:style-name="P1"/>
          <text:p text:style-name="P1"/>
          <text:p text:style-name="P1"/>
          <text:p text:style-name="P1"/>
          <text:p text:style-name="P1">Responsável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5" draw:layer="layout" svg:width="6.3cm" svg:height="2.5cm" svg:x="6.9cm" svg:y="6.5cm">
          <text:p text:style-name="P1">Consu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6.3cm" svg:height="1.999cm" svg:x="4.601cm" svg:y="12.701cm">
          <text:p text:style-name="P1">Atribui responsável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9:09:47.325000000</meta:creation-date>
    <dc:date>2020-02-20T11:28:17.968000000</dc:date>
    <meta:editing-duration>PT33M48S</meta:editing-duration>
    <meta:editing-cycles>6</meta:editing-cycles>
    <meta:generator>LibreOffice/5.2.6.2$Windows_x86 LibreOffice_project/a3100ed2409ebf1c212f5048fbe377c281438fdc</meta:generator>
    <meta:print-date>2020-02-18T16:26:41.809000000</meta:print-date>
    <meta:document-statistic meta:object-count="40"/>
  </office:meta>
</office:document-meta>
</file>